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hitwebcounter Code START --&gt;</text:p>
      <text:p text:style-name="Standard">&lt;a href="http://www.hitwebcounter.com" target="_blank"&gt;</text:p>
      <text:p text:style-name="Standard">&lt;img src="http://hitwebcounter.com/counter/counter.php?page=6309724&amp;style=0030&amp;nbdigits=5&amp;type=page&amp;initCount=0" title="" Alt="" <text:s text:c="2"/>border="0" &gt;</text:p>
      <text:p text:style-name="Standard">&lt;/a&gt; <text:s text:c="39"/>&lt;br/&gt;</text:p>
      <text:p text:style-name="Standard"><text:s text:c="40"/>&lt;!-- hitwebcounter.com --&gt;&lt;a href="http://www.hitwebcounter.com" title="Free Visits Counter" </text:p>
      <text:p text:style-name="Standard"><text:s text:c="40"/>target="_blank" style="font-family: Geneva, Arial, Helvetica; </text:p>
      <text:p text:style-name="Standard"><text:s text:c="40"/>font-size: 10px; color: #B3B7B3; text-decoration: underline ;"&gt;&lt;strong&gt;Free Visits Counter <text:s text:c="39"/>&lt;/strong&gt;</text:p>
      <text:p text:style-name="Standard"><text:s text:c="40"/>&lt;/a&gt; <text:s text:c="2"/></text:p>
      <text:p text:style-name="Standard"><text:s text:c="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15T12:43:43.91</meta:creation-date>
    <meta:document-statistic meta:table-count="0" meta:image-count="0" meta:object-count="0" meta:page-count="1" meta:paragraph-count="9" meta:word-count="41" meta:character-count="769"/>
    <dc:date>2016-02-15T12:44:35.22</dc:date>
    <dc:creator>James Lombardi</dc:creator>
    <meta:editing-duration>PT52S</meta:editing-duration>
    <meta:editing-cycles>1</meta:editing-cycles>
    <meta:generator>OpenOffice/4.1.0$Win32 OpenOffice.org_project/410m18$Build-9764</meta:generator>
  </office:meta>
</office:document-meta>
</file>